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2cm" fo:min-width="0.196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12cm" fo:min-width="0.19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</style:style>
    <style:style style:name="gr5" style:family="graphic" style:parent-style-name="objectwithoutfill">
      <style:graphic-properties draw:stroke="dash" draw:stroke-dash="Ultrafine_20_Dashed" svg:stroke-width="0.035cm" svg:stroke-color="#ff42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18cm" svg:stroke-color="#ff420e" draw:marker-start-width="0.227cm" draw:marker-end-width="0.227cm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420e" draw:marker-start-width="0.227cm" draw:marker-end-width="0.227cm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/>
    </style:style>
    <style:style style:name="gr8" style:family="graphic" style:parent-style-name="standard">
      <style:graphic-properties draw:stroke="solid" draw:stroke-dash="Dashed_20__28_var_29_" svg:stroke-width="0.053cm" svg:stroke-color="#ff6963" draw:marker-start-width="0.279cm" draw:marker-end-width="0.279cm" draw:fill="none" draw:fill-color="#ffffff" draw:textarea-horizontal-align="justify" draw:textarea-vertical-align="middle" draw:auto-grow-height="false" fo:min-height="1.521cm" fo:min-width="1.658cm" fo:padding-top="0.151cm" fo:padding-bottom="0.151cm" fo:padding-left="0.276cm" fo:padding-right="0.276cm" draw:shadow="hidden"/>
    </style:style>
    <style:style style:name="gr9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23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581cm" fo:min-width="1.8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cb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  <style:text-properties fo:font-size="20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c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cccb" draw:opacity="100%" draw:opacity-name="Transparency_20_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96cm" svg:height="0.362cm" draw:transform="skewX (0.523598775598299) translate (6.418cm 14.2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209cm 14.6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836cm 13.55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7.045cm 13.1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627cm 13.91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6cm" svg:y="15.2cm">
            <text:p text:style-name="P1">o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0.696cm" svg:height="0.362cm" draw:transform="skewX (0.523598775598299) translate (6.418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209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836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045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627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6cm" svg:y="15.213cm">
          <text:p text:style-name="P1">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0.696cm" svg:height="0.362cm" draw:transform="skewX (0.523598775598299) translate (7.948cm 14.28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7.739cm 14.65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366cm 13.56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575cm 13.20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157cm 13.92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7.53cm" svg:y="15.213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0.696cm" svg:height="0.362cm" draw:transform="skewX (0.523598775598299) translate (7.184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975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602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811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393cm 13.9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4cm" svg:x="6.766cm" svg:y="15.21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721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512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139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348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93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8.303cm" svg:y="15.21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477cm 14.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268cm 14.6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895cm 13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10.104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686cm 13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9.059cm" svg:y="15.21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477cm 19.57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895cm 18.85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7.104cm 18.4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686cm 19.21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4cm" svg:x="6.05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7.5cm" svg:y1="11.8cm" svg:x2="7.1cm" svg:y2="13.2cm">
          <text:p/>
        </draw:line>
        <draw:line draw:style-name="gr5" draw:text-style-name="P3" draw:layer="layout" svg:x1="6.587cm" svg:y1="11.8cm" svg:x2="7.7cm" svg:y2="13.2cm">
          <text:p/>
        </draw:line>
        <draw:g>
          <draw:custom-shape draw:style-name="gr6" draw:text-style-name="P4" draw:layer="layout" svg:width="0.696cm" svg:height="0.362cm" draw:transform="skewX (0.523598775598299) translate (6.309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1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6.699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518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10.7cm" svg:y1="11.8cm" svg:x2="10.1cm" svg:y2="13.2cm">
          <text:p/>
        </draw:line>
        <draw:line draw:style-name="gr5" draw:text-style-name="P3" draw:layer="layout" svg:x1="11.4cm" svg:y1="11.8cm" svg:x2="12.2cm" svg:y2="13.2cm">
          <text:p/>
        </draw:line>
        <draw:g>
          <draw:custom-shape draw:style-name="gr3" draw:text-style-name="P2" draw:layer="layout" svg:width="0.696cm" svg:height="0.362cm" draw:transform="skewX (0.523598775598299) translate (10.227cm 14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018cm 14.6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645cm 13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854cm 13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436cm 13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5" draw:layer="layout" svg:width="0.6cm" svg:height="0.4cm" svg:x="9.669cm" svg:y="15.369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644cm 14.2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435cm 14.6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062cm 13.5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271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853cm 13.93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cm" svg:height="0.4cm" svg:x="5.086cm" svg:y="15.376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4.869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4.66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287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496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078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6cm" svg:height="0.4cm" svg:x="4.336cm" svg:y="15.372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948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739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366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575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157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7.53cm" svg:y="15.21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21cm" svg:height="1.823cm" draw:transform="skewX (0.523773308523498) translate (7.052cm 13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4" draw:layer="layout" svg:width="0.696cm" svg:height="0.362cm" draw:transform="skewX (0.523598775598299) translate (7.117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908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7.507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7.326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8" draw:layer="layout" svg:width="0.696cm" svg:height="0.362cm" draw:transform="skewX (0.523598775598299) translate (11.166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96cm" svg:height="0.362cm" draw:transform="skewX (0.523598775598299) translate (10.957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96cm" svg:height="0.314cm" draw:transform="skewX (0.522900643897501) translate (11.556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696cm" svg:height="0.362cm" draw:transform="skewX (0.523598775598299) translate (11.375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5.891cm" svg:y1="11.8cm" svg:x2="5.541cm" svg:y2="13.2cm">
          <text:p/>
        </draw:line>
        <draw:line draw:style-name="gr5" draw:text-style-name="P3" draw:layer="layout" svg:x1="8.2cm" svg:y1="11.8cm" svg:x2="9.262cm" svg:y2="13.203cm">
          <text:p/>
        </draw:line>
        <draw:g>
          <draw:custom-shape draw:style-name="gr6" draw:text-style-name="P4" draw:layer="layout" svg:width="0.696cm" svg:height="0.362cm" draw:transform="skewX (0.523598775598299) translate (8.737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8.528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9.127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8.946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4" draw:layer="layout" svg:width="0.696cm" svg:height="0.362cm" draw:transform="skewX (0.523598775598299) translate (9.545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9.336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9.935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9.754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0.696cm" svg:height="0.362cm" draw:transform="skewX (0.523598775598299) translate (7.929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0.696cm" svg:height="0.362cm" draw:transform="skewX (0.523598775598299) translate (7.72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8" draw:layer="layout" svg:width="0.696cm" svg:height="0.314cm" draw:transform="skewX (0.522900643897501) translate (8.319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96cm" svg:height="0.362cm" draw:transform="skewX (0.523598775598299) translate (8.138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8" draw:layer="layout" svg:width="0.696cm" svg:height="0.362cm" draw:transform="skewX (0.523598775598299) translate (10.358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696cm" svg:height="0.362cm" draw:transform="skewX (0.523598775598299) translate (10.149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8" draw:layer="layout" svg:width="0.696cm" svg:height="0.314cm" draw:transform="skewX (0.522900643897501) translate (10.748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696cm" svg:height="0.362cm" draw:transform="skewX (0.523598775598299) translate (10.567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0.696cm" svg:height="0.362cm" draw:transform="skewX (0.523598775598299) translate (10.978cm 14.2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2" draw:layer="layout" svg:width="0.696cm" svg:height="0.362cm" draw:transform="skewX (0.523598775598299) translate (10.768cm 14.6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395cm 13.5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604cm 1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18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" draw:text-style-name="P5" draw:layer="layout" svg:width="0.6cm" svg:height="0.4cm" svg:x="10.42cm" svg:y="15.374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0.696cm" svg:height="0.362cm" draw:transform="skewX (0.523598775598299) translate (15.377cm 20.2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168cm 20.6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795cm 19.55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6.004cm 19.1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586cm 19.91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14.959cm" svg:y="21.2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1" draw:text-style-name="P3" draw:layer="layout" svg:x1="5.8cm" svg:y1="10.5cm" svg:x2="5.8cm" svg:y2="8.5cm">
          <text:p/>
        </draw:line>
        <draw:line draw:style-name="gr22" draw:text-style-name="P3" draw:layer="layout" svg:x1="12.159cm" svg:y1="10.554cm" svg:x2="5.8cm" svg:y2="10.554cm">
          <text:p/>
        </draw:line>
        <draw:line draw:style-name="gr22" draw:text-style-name="P3" draw:layer="layout" svg:x1="11.559cm" svg:y1="11.6cm" svg:x2="5.2cm" svg:y2="11.6cm">
          <text:p/>
        </draw:line>
        <draw:line draw:style-name="gr21" draw:text-style-name="P3" draw:layer="layout" svg:x1="5.2cm" svg:y1="11.6cm" svg:x2="5.2cm" svg:y2="9.6cm">
          <text:p/>
        </draw:line>
        <draw:g>
          <draw:custom-shape draw:style-name="gr23" draw:text-style-name="P9" draw:layer="layout" svg:width="0.696cm" svg:height="0.362cm" draw:transform="skewX (0.523598775598299) translate (5.188cm 9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0.696cm" svg:height="0.362cm" draw:transform="skewX (0.523598775598299) translate (4.974cm 9.4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9" draw:layer="layout" svg:width="0.696cm" svg:height="0.314cm" draw:transform="skewX (0.522900643897501) translate (5.578cm 8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0.696cm" svg:height="0.362cm" draw:transform="skewX (0.523598775598299) translate (5.397cm 8.6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6cm" svg:height="0.4cm" svg:x="8.303cm" svg:y="15.22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397cm" svg:height="1.831cm" svg:x="1.2cm" svg:y="1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4cm" svg:y="13.046cm">
          <text:p text:style-name="P1"><text:span text:style-name="T3">Character</text:span></text:p>
          <text:p text:style-name="P1"><text:span text:style-name="T3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4cm" svg:y="9.369cm">
          <text:p text:style-name="P1"><text:span text:style-name="T3">Max-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303cm" svg:y="11.269cm">
          <text:p text:style-name="P1"><text:span text:style-name="T3">Con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6cm" svg:y="7.469cm">
          <text:p text:style-name="P1"><text:span text:style-name="T3">Character-level</text:span></text:p>
          <text:p text:style-name="P1"><text:span text:style-name="T3">Re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6" draw:display-name="Transparency 6" draw:style="square" draw:cx="50%" draw:cy="50%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53:32.217660000</meta:creation-date>
    <dc:date>2017-05-30T12:55:57.664665000</dc:date>
    <meta:editing-duration>PT2M26S</meta:editing-duration>
    <meta:editing-cycles>1</meta:editing-cycles>
    <meta:document-statistic meta:object-count="140"/>
    <meta:generator>LibreOffice/5.2.4.2$MacOSX_X86_64 LibreOffice_project/3d5603e1122f0f102b62521720ab13a38a4e0eb0</meta:generator>
  </office:meta>
</office:document-meta>
</file>